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loext:contextual-spacing="false" fo:text-align="justify" style:justify-single-word="false" fo:text-indent="0.5in" style:auto-text-indent="false"/>
    </style:style>
    <style:style style:name="P2" style:family="paragraph" style:parent-style-name="Standard">
      <style:paragraph-properties fo:margin-left="0in" fo:margin-right="0in" fo:margin-top="0in" fo:margin-bottom="0.139in" loext:contextual-spacing="false" fo:text-align="justify" style:justify-single-word="false" fo:text-indent="0.5in" style:auto-text-indent="false"/>
      <style:text-properties style:font-name="Arial" style:font-name-asian="Arial1" style:font-name-complex="Arial1"/>
    </style:style>
    <style:style style:name="P3" style:family="paragraph" style:parent-style-name="Standard" style:master-page-name="Standard">
      <style:paragraph-properties fo:margin-left="0in" fo:margin-right="0in" fo:margin-top="0in" fo:margin-bottom="0.139in" loext:contextual-spacing="false" fo:text-align="justify" style:justify-single-word="false" fo:text-indent="0.5in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color="#ff0000" style:font-name="Arial" style:font-name-asian="Arial1" style:font-name-complex="Arial1"/>
    </style:style>
    <style:style style:name="T3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office:annotation office:name="__Annotation__9_1893258734"><dc:creator>Jakub Lisiecki</dc:creator><dc:date>2017-09-11T01:34:07</dc:date><text:p><text:span text:style-name="T4">Dopiski sprawdzone.</text:span></text:p></office:annotation></text:span><text:span text:style-name="T1"><office:annotation office:name="__Annotation__7_1893258734"><dc:creator>Karol Szymański</dc:creator><dc:date>2017-09-11T01:27:25</dc:date><text:p><text:span text:style-name="T4">Dopisane.</text:span></text:p></office:annotation></text:span><text:span text:style-name="T1"><office:annotation office:name="__Annotation__5_1893258734"><dc:creator>Gandzia Gandzia</dc:creator><dc:date>2017-09-07T16:57:59</dc:date><text:p><text:span text:style-name="T4">Za mało słów, mój panie. Dopisz trzysta (300) słów, by artykuł mieścił się w limicie.</text:span></text:p><text:p><text:span text:style-name="T4">TL:DR dolej wody</text:span></text:p></office:annotation></text:span><text:span text:style-name="T1">Gd</text:span><office:annotation-end office:name="__Annotation__5_1893258734"/><office:annotation-end office:name="__Annotation__7_1893258734"/><office:annotation-end office:name="__Annotation__9_1893258734"/><text:span text:style-name="T1">ybym poprosił was o wymienienie waszej ulubionej postaci z jakichś filmów przygodowych, z pewnością znalazłyby się osoby, które wymieniłyby Larę Croft z serii Tomb Raider czy Indianę Jonesa z filmów o jego przygodach. </text:span><text:span text:style-name="T2">Podejrzewam, że pojawiliby się też miłośnicy serii “Piraci z Karaibów”, a tym samym fani Jacka Sparrowa.</text:span><text:span text:style-name="T1"> Podobnie sytuacja miałaby się, gdybym poprosił o wymienienie postaci z tejże tematyki, ale z gier. Tutaj zapewne znów pojawiłaby się Lara Croft czy Nathan Drake z serii Uncharted. Książki przygodowe? Aż strach zaczynać ten temat, ale wspomnę chociażby Winnetou?</text:span></text:p>
      <text:p text:style-name="P1"><text:span text:style-name="T1">Jak widać, przygoda ma się dobrze i trzyma się mocno w popkulturze. Nie inaczej jest w sprawach nieco bliższych tematyce tego magazynu i tego tekstu, mianowicie – fików.</text:span><text:span text:style-name="T2"> Choć tych w dziale z opowiadaniami znajdziemy całe mnóstwo, </text:span><text:span text:style-name="T1">dzisiaj przytoczę tekst, który aktualnie znajduje się jeszcze w fazie pisania, lecz na chwilę pisania tych słów ma opublikowane już sześć rozdziałów, więc jest już w co się zagłębić. Tekst, o którym mowa, to tytułowe “Adventure Found Me” autorstwa Foley`a, twórcy znanego z pisania przygodowo-militarnych opowiadań z dużą dawką akcji i omawianej przygody. </text:span><text:span text:style-name="T2">Foley ma za sobą takie opowiadania, jak “Cena Kilometra”, “D&amp;D”, “Band of Ponies” czy recenzowany w piśmie “Dzień Kuca”. </text:span><text:span text:style-name="T1">Wiedząc to, co poniektórzy z pewnością już domyślają się, co się święci. AFM zabiera nas w podróż na niepozorną wyspę w poszukiwaniu odpowiedzi na palące wszystkich pytanie: czemu, do cholery, poprzednie wyprawy do tej pory nie wróciły do domu? Coś jest bardzo nie tak i siłą rzeczy ktoś musi to zbadać. Ktoś, kto zna się na rzeczy i niejeden grobowiec widział i zwiedzał. Tak, w opowiadaniu pierwsze skrzypce będzie grać ulubienica Rainbow Dash – Daring Do. </text:span></text:p>
      <text:p text:style-name="P1"><text:span text:style-name="T1">Nieustraszona klacz po raz kolejny rzuci się w wir nieprzewidzianych wydarzeń i zwrotów akcji, znów będzie pełzać po zapomnianych komnatach, rozwiązywać zagadki, odszukiwać stare przejścia i sprawdzać, dokąd one prowadzą i co znajduje się na końcu. Baba z brodą? Garnek złota? A może złoty pociąg? Daring stanie przed zadaniem rozwiązania zagadki zaginionych ekspedycji oraz będzie musiała odkryć tajemnicę pewnej polany, na której zostanie odnalezione coś zupełnie niespodziewanego w tej głuszy. Czy towarzysze dzielnego pegaza będą w stanie mu pomóc, czy tylko będą kisić zadki w namiotach jak pewna, rzeknijmy, parka? A może to znaleziony dziennik uczestnika jednej z poprzednich wypraw naprowadzi grupę na cel? Rzeczy, które tam się znajdują, mogą rzucić zupełnie nowe światło na to, co dzieje się na tym kawałku lądu pośrodku niczego. A co, jeśli te zapiski jeszcze bardziej zagmatwają to, czego grupa już się dowiedziała? Tyle pytań, tak mało odpowiedzi! </text:span></text:p>
      <text:p text:style-name="P1"><text:span text:style-name="T1">Jak sami widzicie, fabuła i to, co jest już teraz dostępne, stawiają więcej pytań niż odpowiedzi. Jeśli jednak wierzyć słowom autora, to nie jesteśmy jeszcze nawet w połowie przygody i czeka nas znacznie więcej! Ponadto, jak sam autor podkreśla, “Adventure Found Me” ma być jego najbardziej dopracowanym dziełem, a zarazem najpełniejszym. Nie skłamię, jeśli powiem, że przemawiają za tym jego lata doświadczeń w pisaniu opowiadań; dodam, że Foley prawdopodobnie rozpoczął przygodę z pisarstwem wcześniej niż ja, czyli przed początkiem 2013 roku. Liczne fanfiki autora oraz jego samozaparcie w pisaniu kolejnych rozdziałów pozwalają wierzyć, że opowiadanie nie zostanie porzucone, zwłaszcza jeśli weźmiemy pod uwagę, że z niewiadomych przyczyn przeszło ono niezauważone w dziale fanfikowym. </text:span></text:p>
      <text:p text:style-name="P1"><text:span text:style-name="T2">Klimatycznie opowiadanie nie ma się czego wstydzić. Akcja rozwija się powoli, bez nieuzasadnionych dłużyzn i zbędnych zapychaczy. Atmosfera gęstnieje ze strony na stronę, by z każdym rozdziałem przybliżać nas do nowych zagadek i rozwiązań. Same postaci również wypadają poprawnie, a jest ich tutaj całkiem sporo. Od kucyków pozytywnie spoglądających na otaczający je świat, po zimnych i analitycznych naukowców, dla których wyspa jest tylko kolejnym zleceniem, niemającym nic wspólnego z czymś, co niektórzy nazywają “przygodą”. Niemniej, póki co niewiele jeszcze wiemy o przeciwnikach naszych bohaterów. Owszem, pojawili się w tekście i nawet wiemy, jak wyglądają, lecz ich motywy i sposób działania póki co zostają dla czytelnika tajemnicą. </text:span></text:p>
      <text:p text:style-name="P1"><text:span text:style-name="T2">Jak widać, fik powoli rozwija skrzydła, a autor ostrożnie podchodzi do każdego nowego rozdziału, rozważnie planując akcję i kolejne wydarzenia. Powoli dawkuje wszelakie informacje, żebyśmy za szybko nie wywnioskowali, co dzieje się na wyspie, oraz nie przejrzeli działań wrogów i nie odkryli tajemnicy, jaka kryje się za tym wszystkim. Dzięki temu otrzymujemy stonowane opowiadanie, będące dla autora swoistym oczkiem w głowie. </text:span></text:p>
      <text:p text:style-name="P1"><text:span text:style-name="T1">Reasumując, w tych sześciu rozdziałach zawiera się początek intrygującej przygody, solidnie napisanej, bez bohaterów z przesadzonymi mocami, a z kucykami z krwi i kości, kucykami, które popełniają błędy, wyciągają wnioski, współpracują i próbują rozwiązać nurtującą wszystkich tajemnicę tej niepozornej wysepki. Autor włożył mnóstwo wysiłku w stworzenie nowego świata i bohaterów oraz w tchnięcie życia w swój pomysł. Wiem, co mówię; może się wydawać, że pisanie przychodzi łatwo – łatwo przychodzi tylko przeziębienie. Wysiłek ten w mojej opinii opłaca się, ponieważ powstaje solidny fik z rzeczywistymi postaciami, intrygującą historią oraz bogatym światem. </text:span></text:p>
      <text:p text:style-name="P2"/>
      <text:p text:style-name="P1"><text:a xlink:type="simple" xlink:href="http://img02.deviantart.net/a81c/i/2012/035/9/7/derring_do_by_willdrawforfood1-d4omkqn.png" text:style-name="Internet_20_link" text:visited-style-name="Visited_20_Internet_20_Link"><text:span text:style-name="T3">http://img02.deviantart.net/a81c/i/2012/035/9/7/derring_do_by_willdrawforfood1-d4omkqn.png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pl" fo:country="PL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pl" fo:country="PL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786" meta:character-count="5424" meta:non-whitespace-character-count="4637"/>
    <meta:generator>LibreOfficeDev/5.1.0.3$Linux_X86_64 LibreOffice_project/</meta:generator>
  </office:meta>
</office:document-meta>
</file>